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2023-11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2020-11-19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2016-12-2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2015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2012-12-0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2009-12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2004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2001-11-21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1996-11-27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1995-11-2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249</text:p>
          </table:table-cell>
          <table:table-cell office:value-type="string" calcext:value-type="string">
            <text:p>1989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